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3" style:family="paragraph" style:parent-style-name="Standard">
      <style:paragraph-properties fo:margin-left="0.5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Heading_20_1">
      <style:paragraph-properties fo:text-align="center" style:justify-single-word="false" fo:break-before="auto" fo:break-after="auto"/>
    </style:style>
    <style:style style:name="P7" style:family="paragraph" style:parent-style-name="Heading_20_1" style:master-page-name="Standard">
      <style:paragraph-properties style:page-number="1" fo:break-before="auto" fo:break-after="auto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61a23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7aphlynyxlt"/><draw:rect text:anchor-type="as-char" style:rel-width="100%" draw:z-index="0" draw:style-name="gr1" draw:text-style-name="P8" svg:width="0.0012in" svg:height="0.0213in"><text:p/></draw:rect></text:p>
      <text:p text:style-name="P6"><text:bookmark text:name="_62c5mtl6u83e"/>ДОМАШНЕЕ ЗАДАНИЕ<text:line-break/><text:span text:style-name="T1">Типы хранения данных </text:span></text:p>
      <text:p text:style-name="P1"><draw:rect text:anchor-type="as-char" style:rel-width="100%" draw:z-index="1" draw:style-name="gr1" draw:text-style-name="P8" svg:width="0.0012in" svg:height="0.0213in"><text:p/></draw:rect></text:p>
      <text:p text:style-name="P6"><text:bookmark text:name="_1eiu0ahjf4xd"/><text:span text:style-name="T3">Light</text:span></text:p>
      <text:p text:style-name="P2"><text:span text:style-name="T4">Задание Lite</text:span></text:p>
      <text:p text:style-name="P2"><text:span text:style-name="T4">Макс 10 баллов</text:span></text:p>
      <text:p text:style-name="P2"/>
      <text:p text:style-name="P2"><text:span text:style-name="T4">В вашей организации планируется создать единый файловый сервер (размером в 10 Тб), количество пользователей оценивается в 100-200, скорость доступа к данным не имеет значения, требуется обеспечить резервирование данных (время восстановления не имеет значения), предложите вариант СХД под данную задачу.</text:span></text:p>
      <text:p text:style-name="P3"/>
      <text:p text:style-name="P2">Ответ: 10 Тб это небольшой объем хранения , нужно что-то типа FTP сервера. Справится NAS система в которую нужно прикрутить резервирование данных. Основные свойства:</text:p>
      <text:p text:style-name="Standard"/>
      <text:list xml:id="list1908483290" text:style-name="WWNum2">
        <text:list-item>
          <text:p text:style-name="P4">При таком типе подключения используется только файловая передача данных. На таких системах организуют что-то вроде файловых серверов, FTP серверов, локальных репозиториев данных организации. <text:s/></text:p>
        </text:list-item>
        <text:list-item>
          <text:p text:style-name="P4">Такая система хар-ся простотой в настройке и администрировании. </text:p>
        </text:list-item>
        <text:list-item>
          <text:p text:style-name="P4">Работают с большим пулом серверов. При правильных настройках работает с большим к-вом клиентов. </text:p>
        </text:list-item>
        <text:list-item>
          <text:p text:style-name="P4">Большой объем памяти кэш</text:p>
        </text:list-item>
      </text:list>
      <text:p text:style-name="Standard">Файловый сервер (см.рис ниже) имеет доступ к дисковому массиву. Клиентам все равно сколько дискового пространства, эта проблема решается администрированием системы. Надо больше места, добавили больше дисков. Всю маршрутизацию и отдачу данных осуществляет файловый сервер. Через сеть можно работать с большим к-вом серверов. Так как файловый сервер занять только тем, что отдает данные, то размеры оперативной памяти измеряются в довольно больших значениях. Т.е. Весть объем ОЗУ можно задействовать под кэш. Если есть часто запрашиваемые данные, то файловый сервер будет отдавать из из кэша, без обращения к Storage это будет очень быстро. Также современные системы дисковых массивов внутри имеют тоже процессор, тоже есть память и можно не использовать промежуточный файловый сервер, а напрямую все отдавать со Storage. Такой вариант тоже возможен. Сам файловый сервер - это какой-то выделенный, высокопроизводительный сервер. У него есть своя ОС. Он заточен под операции чтения записи. Там, как правило, используется большое кол-во сетевых интерфейсов: либо гигабитный интернет либо фас интернет. За счет большой ОЗУ можно формировать кэш делать асинхронную запись и чтение, за счет включения буферизации. <text:s/>Сам дисковый Storage - м.б. либо <text:s/>сам сервер, либо стойка с дисками, которая интегрирована с файловым сервером. Они объединены по типу DAS. А дальше клиентам все отдается по IPC. В больших организациях такая система NAS может презентовать данные виртуальным машинам. + в том, что операция чтения/записи и ввода/вывода инфо занимает меньше времени. NAS заточен под запись и отдачу файлов и с точки зрения производительности он гораздо лучше работает, чем сервера, заточенные под все подряд. + также в наращивании емкости, которое происходит незаметно для клиента. </text:p>
      <text:p text:style-name="Standard"><text:s/>Минусы:</text:p>
      <text:list xml:id="list1902266021" text:style-name="WWNum1">
        <text:list-item>
          <text:p text:style-name="P5">Узкое место - кол-во конкурентных запросов = к-во клиентов</text:p>
        </text:list-item>
        <text:list-item>
          <text:p text:style-name="P5">Точка отказа - файловый сервер - вышел из строя и все клиенты потеряли доступ. Решается резервированием, но все равно это проблема. </text:p>
        </text:list-item>
        <text:list-item>
          <text:p text:style-name="P5">Данные передаются по протоколу TCP/IP - он избыточен для этих целей. Высокая нагрузка на Storage рождает высокую нагрузку на сеть. Зависит еще от того как сама сеть организована, как устроена, как настроена коммутация. </text:p>
        </text:list-item>
      </text:list>
      <text:p text:style-name="Standard">Ок, это не предел мечтаниям, но уже лучше, чем DAS. </text:p>
      <text:p text:style-name="Standard">Следующий подход SAN, сильно дороже и скорее всего избыточен!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465" meta:character-count="3224" meta:non-whitespace-character-count="2771"/>
    <meta:generator>LibreOfficeDev/6.0.5.2$Linux_X86_64 LibreOffice_project/</meta:generator>
  </office:meta>
</office:document-meta>
</file>